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66cm" svg:height="3.556cm" svg:x="4.937cm" svg:y="2.3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1.016cm" svg:x="4.937cm" svg:y="2.39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882cm" svg:height="0.645cm" svg:x="5.191cm" svg:y="2.641cm">
          <draw:text-box>
            <text:p text:style-name="P3"><text:span text:style-name="T1">Widget 0</text:span></text:p>
          </draw:text-box>
        </draw:frame>
        <draw:custom-shape draw:style-name="gr2" draw:text-style-name="P2" draw:layer="layout" svg:width="2.286cm" svg:height="1.016cm" svg:x="7.477cm" svg:y="2.39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882cm" svg:height="0.645cm" svg:x="7.731cm" svg:y="2.641cm">
          <draw:text-box>
            <text:p text:style-name="P3"><text:span text:style-name="T1">Widget 1</text:span></text:p>
          </draw:text-box>
        </draw:frame>
        <draw:custom-shape draw:style-name="gr2" draw:text-style-name="P2" draw:layer="layout" svg:width="2.286cm" svg:height="1.016cm" svg:x="10.017cm" svg:y="2.39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882cm" svg:height="0.645cm" svg:x="10.271cm" svg:y="2.641cm">
          <draw:text-box>
            <text:p text:style-name="P3"><text:span text:style-name="T1">Widget 2</text:span></text:p>
          </draw:text-box>
        </draw:frame>
        <draw:custom-shape draw:style-name="gr2" draw:text-style-name="P2" draw:layer="layout" svg:width="2.286cm" svg:height="1.016cm" svg:x="4.937cm" svg:y="3.66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882cm" svg:height="0.645cm" svg:x="5.191cm" svg:y="3.911cm">
          <draw:text-box>
            <text:p text:style-name="P3"><text:span text:style-name="T1">Widget 3</text:span></text:p>
          </draw:text-box>
        </draw:frame>
        <draw:custom-shape draw:style-name="gr2" draw:text-style-name="P2" draw:layer="layout" svg:width="2.286cm" svg:height="1.016cm" svg:x="7.477cm" svg:y="3.66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882cm" svg:height="0.645cm" svg:x="7.731cm" svg:y="3.911cm">
          <draw:text-box>
            <text:p text:style-name="P3"><text:span text:style-name="T1">Widget 4</text:span></text:p>
          </draw:text-box>
        </draw:frame>
        <draw:custom-shape draw:style-name="gr2" draw:text-style-name="P2" draw:layer="layout" svg:width="2.286cm" svg:height="1.016cm" svg:x="10.017cm" svg:y="3.66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882cm" svg:height="0.645cm" svg:x="10.271cm" svg:y="3.911cm">
          <draw:text-box>
            <text:p text:style-name="P3"><text:span text:style-name="T1">Widget 5</text:span></text:p>
          </draw:text-box>
        </draw:frame>
        <draw:custom-shape draw:style-name="gr2" draw:text-style-name="P2" draw:layer="layout" svg:width="2.286cm" svg:height="1.016cm" svg:x="4.937cm" svg:y="4.93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882cm" svg:height="0.645cm" svg:x="5.191cm" svg:y="5.181cm">
          <draw:text-box>
            <text:p text:style-name="P3"><text:span text:style-name="T1">Widget 6</text:span></text:p>
          </draw:text-box>
        </draw:frame>
        <draw:custom-shape draw:style-name="gr2" draw:text-style-name="P2" draw:layer="layout" svg:width="2.286cm" svg:height="1.016cm" svg:x="7.477cm" svg:y="4.93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882cm" svg:height="0.645cm" svg:x="7.731cm" svg:y="5.181cm">
          <draw:text-box>
            <text:p text:style-name="P3"><text:span text:style-name="T1">Widget 7</text:span></text:p>
          </draw:text-box>
        </draw:frame>
        <draw:custom-shape draw:style-name="gr2" draw:text-style-name="P2" draw:layer="layout" svg:width="2.286cm" svg:height="1.016cm" svg:x="10.017cm" svg:y="4.93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882cm" svg:height="0.645cm" svg:x="10.271cm" svg:y="5.181cm">
          <draw:text-box>
            <text:p text:style-name="P3"><text:span text:style-name="T1">Widget 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v </meta:initial-creator>
    <meta:creation-date>2012-05-24T08:28:03</meta:creation-date>
    <dc:date>2012-10-31T10:40:01</dc:date>
    <dc:creator>vv </dc:creator>
    <meta:editing-duration>PT6H41M3S</meta:editing-duration>
    <meta:editing-cycles>15</meta:editing-cycles>
    <meta:generator>LibreOffice/3.5$Linux_x86 LibreOffice_project/350m1$Build-2</meta:generator>
    <meta:document-statistic meta:object-count="19"/>
  </office:meta>
</office:document-meta>
</file>